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5.703cm"/>
    </style:style>
    <style:style style:name="co5" style:family="table-column">
      <style:table-column-properties fo:break-before="auto" style:column-width="7.091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co12" style:family="table-column">
      <style:table-column-properties fo:break-before="auto" style:column-width="14.123cm"/>
    </style:style>
    <style:style style:name="co13" style:family="table-column">
      <style:table-column-properties fo:break-before="auto" style:column-width="4.189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877cm" fo:break-before="auto" style:use-optimal-row-height="true"/>
    </style:style>
    <style:style style:name="ro3" style:family="table-row">
      <style:table-row-properties style:row-height="1.579cm" fo:break-before="auto" style:use-optimal-row-height="true"/>
    </style:style>
    <style:style style:name="ro4" style:family="table-row">
      <style:table-row-properties style:row-height="2.762cm" fo:break-before="auto" style:use-optimal-row-height="false"/>
    </style:style>
    <style:style style:name="ro5" style:family="table-row">
      <style:table-row-properties style:row-height="6.493cm" fo:break-before="auto" style:use-optimal-row-height="false"/>
    </style:style>
    <style:style style:name="ro6" style:family="table-row">
      <style:table-row-properties style:row-height="0.792cm" fo:break-before="auto" style:use-optimal-row-height="true"/>
    </style:style>
    <style:style style:name="ro7" style:family="table-row">
      <style:table-row-properties style:row-height="3.87cm" fo:break-before="auto" style:use-optimal-row-height="true"/>
    </style:style>
    <style:style style:name="ro8" style:family="table-row">
      <style:table-row-properties style:row-height="2.342cm" fo:break-before="auto" style:use-optimal-row-height="true"/>
    </style:style>
    <style:style style:name="ro9" style:family="table-row">
      <style:table-row-properties style:row-height="3.106cm" fo:break-before="auto" style:use-optimal-row-height="true"/>
    </style:style>
    <style:style style:name="ro10" style:family="table-row">
      <style:table-row-properties style:row-height="4.001cm" fo:break-before="auto" style:use-optimal-row-height="true"/>
    </style:style>
    <style:style style:name="ro11" style:family="table-row">
      <style:table-row-properties style:row-height="1.632cm" fo:break-before="auto" style:use-optimal-row-height="true"/>
    </style:style>
    <style:style style:name="ro12" style:family="table-row">
      <style:table-row-properties style:row-height="3.974cm" fo:break-before="auto" style:use-optimal-row-height="true"/>
    </style:style>
    <style:style style:name="ro13" style:family="table-row">
      <style:table-row-properties style:row-height="3.21cm" fo:break-before="auto" style:use-optimal-row-height="true"/>
    </style:style>
    <style:style style:name="ro14" style:family="table-row">
      <style:table-row-properties style:row-height="2.422cm" fo:break-before="auto" style:use-optimal-row-height="true"/>
    </style:style>
    <style:style style:name="ro15" style:family="table-row">
      <style:table-row-properties style:row-height="3.895cm" fo:break-before="auto" style:use-optimal-row-height="true"/>
    </style:style>
    <style:style style:name="ro16" style:family="table-row">
      <style:table-row-properties style:row-height="4.791cm" fo:break-before="auto" style:use-optimal-row-height="true"/>
    </style:style>
    <style:style style:name="ro17" style:family="table-row">
      <style:table-row-properties style:row-height="1.947cm" fo:break-before="auto" style:use-optimal-row-height="true"/>
    </style:style>
    <style:style style:name="ro18" style:family="table-row">
      <style:table-row-properties style:row-height="4.632cm" fo:break-before="auto" style:use-optimal-row-height="true"/>
    </style:style>
    <style:style style:name="ro19" style:family="table-row">
      <style:table-row-properties style:row-height="6.923cm" fo:break-before="auto" style:use-optimal-row-height="true"/>
    </style:style>
    <style:style style:name="ro20" style:family="table-row">
      <style:table-row-properties style:row-height="3.217cm" fo:break-before="auto" style:use-optimal-row-height="false"/>
    </style:style>
    <style:style style:name="ro21" style:family="table-row">
      <style:table-row-properties style:row-height="3.159cm" fo:break-before="auto" style:use-optimal-row-height="true"/>
    </style:style>
    <style:style style:name="ro22" style:family="table-row">
      <style:table-row-properties style:row-height="2.316cm" fo:break-before="auto" style:use-optimal-row-height="true"/>
    </style:style>
    <style:style style:name="ro23" style:family="table-row">
      <style:table-row-properties style:row-height="2.427cm" fo:break-before="auto" style:use-optimal-row-height="true"/>
    </style:style>
    <style:style style:name="ro24" style:family="table-row">
      <style:table-row-properties style:row-height="6.376cm" fo:break-before="auto" style:use-optimal-row-height="true"/>
    </style:style>
    <style:style style:name="ro25" style:family="table-row">
      <style:table-row-properties style:row-height="4.006cm" fo:break-before="auto" style:use-optimal-row-height="true"/>
    </style:style>
    <style:style style:name="ro26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 style:data-style-name="N111"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1" style:family="table-cell" style:parent-style-name="Default">
      <style:table-cell-properties fo:background-color="#ccff00" fo:wrap-option="no-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12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3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background-color="#ccff00"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Tahoma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17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style:font-name-asian="Tahoma" style:font-size-asian="18pt" style:font-name-complex="Tahoma" style:font-size-complex="18pt"/>
    </style:style>
    <style:style style:name="ce2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4" style:family="table-cell" style:parent-style-name="Default">
      <style:table-cell-properties fo:wrap-option="no-wrap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27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28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29" style:family="table-cell" style:parent-style-name="Default">
      <style:text-properties fo:font-size="15pt" style:font-size-asian="15pt" style:font-size-complex="15pt"/>
    </style:style>
    <style:style style:name="ce30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31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32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34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35" style:family="table-cell" style:parent-style-name="Default">
      <style:text-properties fo:font-size="13pt" style:font-size-asian="13pt" style:font-size-complex="13pt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/>
          <table:table-cell table:style-name="ce7"/>
          <table:table-cell table:style-name="ce10"/>
          <table:table-cell table:style-name="ce11" office:value-type="string">
            <text:p>[poniedzial`ek / </text:p>
          </table:table-cell>
          <table:table-cell table:style-name="ce20" office:value-type="string">
            <text:p>uMsombuluko</text:p>
          </table:table-cell>
          <table:table-cell table:style-name="ce20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">
            <text:p>2</text:p>
          </table:table-cell>
          <table:table-cell table:style-name="ce5"/>
          <table:table-cell table:style-name="ce7"/>
          <table:table-cell table:style-name="ce10"/>
          <table:table-cell table:style-name="ce12" office:value-type="string">
            <text:p>[wtorek / </text:p>
          </table:table-cell>
          <table:table-cell table:style-name="ce20" office:value-type="string">
            <text:p>UL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">
            <text:p>3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`roda</text:p>
          </table:table-cell>
          <table:table-cell table:style-name="ce20" office:value-type="string">
            <text:p>ULwesi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czwartek</text:p>
          </table:table-cell>
          <table:table-cell table:style-name="ce20" office:value-type="string">
            <text:p>ULwesine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">
            <text:p>5</text:p>
          </table:table-cell>
          <table:table-cell table:style-name="ce5"/>
          <table:table-cell table:style-name="ce7"/>
          <table:table-cell table:style-name="ce10"/>
          <table:table-cell table:style-name="ce14" office:value-type="string">
            <text:p>pia_tek</text:p>
          </table:table-cell>
          <table:table-cell table:style-name="ce20" office:value-type="string">
            <text:p>ULwesihlan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">
            <text:p>6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sobota</text:p>
          </table:table-cell>
          <table:table-cell table:style-name="ce20" office:value-type="string">
            <text:p>UMgqibel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/>
          <table:table-cell table:style-name="ce10"/>
          <table:table-cell table:style-name="ce13" office:value-type="string">
            <text:p>[niedziele</text:p>
          </table:table-cell>
          <table:table-cell table:style-name="ce20" office:value-type="string">
            <text:p>NgeSonto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">
            <text:p>9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wa</text:p>
          </table:table-cell>
          <table:table-cell table:style-name="ce20" office:value-type="string">
            <text:p>amabili. 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druga</text:p>
          </table:table-cell>
          <table:table-cell table:style-name="ce20" office:value-type="string">
            <text:p>okwesi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">
            <text:p>11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rzy</text:p>
          </table:table-cell>
          <table:table-cell table:style-name="ce20" office:value-type="string">
            <text:p>amathathu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">
            <text:p>12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siedem</text:p>
          </table:table-cell>
          <table:table-cell table:style-name="ce20" office:value-type="string">
            <text:p>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3">
            <text:p>13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sio`dmy</text:p>
          </table:table-cell>
          <table:table-cell table:style-name="ce20" office:value-type="string">
            <text:p>nesikhombisa / eyeisikhombi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">
            <text:p>14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osiem</text:p>
          </table:table-cell>
          <table:table-cell table:style-name="ce20" office:value-type="string">
            <text:p>ayisishiyagalombil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/>
          <table:table-cell table:style-name="ce7"/>
          <table:table-cell table:style-name="ce10"/>
          <table:table-cell table:style-name="ce16" office:value-type="string">
            <text:p>[kilkadziesia_t </text:p>
          </table:table-cell>
          <table:table-cell table:style-name="ce20" office:value-type="string">
            <text:p>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">
            <text:p>16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[tens-th </text:p>
          </table:table-cell>
          <table:table-cell table:style-name="ce20" office:value-type="string">
            <text:p>wamashumi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">
            <text:p>1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">
            <text:p>1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">
            <text:p>1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/>
          <table:table-cell table:style-name="ce7"/>
          <table:table-cell table:style-name="ce10"/>
          <table:table-cell table:style-name="ce15" office:value-type="string">
            <text:p>kwiecien`</text:p>
          </table:table-cell>
          <table:table-cell table:style-name="ce15" office:value-type="string">
            <text:p>Mbasa</text:p>
          </table:table-cell>
          <table:table-cell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 office:value-type="string">
            <text:p>##:20220221_102836</text:p>
          </table:table-cell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2">
            <text:p>22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4">
            <text:p>24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5">
            <text:p>25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6">
            <text:p>26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9">
            <text:p>29</text:p>
          </table:table-cell>
          <table:table-cell table:style-name="ce5"/>
          <table:table-cell table:style-name="ce7"/>
          <table:table-cell table:style-name="ce10"/>
          <table:table-cell table:style-name="ce15"/>
          <table:table-cell table:style-name="ce20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0">
            <text:p>3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2">
            <text:p>3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3">
            <text:p>3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6">
            <text:p>3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7">
            <text:p>3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8">
            <text:p>3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2">
            <text:p>4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3">
            <text:p>4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4">
            <text:p>4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7">
            <text:p>4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8">
            <text:p>48</text:p>
          </table:table-cell>
          <table:table-cell table:style-name="ce5"/>
          <table:table-cell table:style-name="ce7"/>
          <table:table-cell table:style-name="ce10"/>
          <table:table-cell table:style-name="ce17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9">
            <text:p>4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0">
            <text:p>5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52">
            <text:p>5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4">
            <text:p>5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5">
            <text:p>5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6">
            <text:p>5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7">
            <text:p>5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8">
            <text:p>5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1">
            <text:p>6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2">
            <text:p>6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3">
            <text:p>6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4">
            <text:p>6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5">
            <text:p>6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9">
            <text:p>69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1">
            <text:p>71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2">
            <text:p>72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3">
            <text:p>73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/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0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2" office:value-type="string">
            <text:p>*</text:p>
          </table:table-cell>
          <table:table-cell table:style-name="ce8" table:formula="of:=NOW()" office:value-type="date" office:date-value="2022-04-22T15:39:31.45">
            <text:p>0422 <text:s/>1539</text:p>
          </table:table-cell>
          <table:table-cell table:style-name="ce10"/>
          <table:table-cell table:style-name="ce18" table:number-columns-spanned="3" table:number-rows-spanned="1"/>
          <table:covered-table-cell table:number-columns-repeated="2" table:style-name="ce21"/>
          <table:table-cell office:value-type="string">
            <text:p>*</text:p>
          </table:table-cell>
          <table:table-cell table:style-name="ce8" table:formula="of:=NOW()" office:value-type="date" office:date-value="2022-04-22T15:39:31.45">
            <text:p>0422 <text:s/>1539</text:p>
          </table:table-cell>
          <table:table-cell table:style-name="ce8" table:formula="of:=NOW()" office:value-type="date" office:date-value="2022-04-22T15:39:31.45">
            <text:p>0422 <text:s/>1539</text:p>
          </table:table-cell>
          <table:table-cell table:number-columns-repeated="2" table:style-name="ce8" office:value-type="string">
            <text:p>*</text:p>
          </table:table-cell>
          <table:table-cell table:style-name="ce8" table:formula="of:=NOW()" office:value-type="date" office:date-value="2022-04-22T15:39:31.45">
            <text:p>0422 <text:s/>1539</text:p>
          </table:table-cell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6">
          <table:table-cell table:number-columns-repeated="3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 table:number-columns-repeated="3"/>
          <table:table-cell table:style-name="ce8" table:formula="of:=NOW()" office:value-type="date" office:date-value="2022-04-22T15:39:31.45">
            <text:p>0422 <text:s/>1539</text:p>
          </table:table-cell>
          <table:table-cell table:style-name="ce8" table:formula="of:=NOW()" office:value-type="date" office:date-value="2022-04-22T15:39:31.45">
            <text:p>0422 <text:s/>1539</text:p>
          </table:table-cell>
          <table:table-cell table:style-name="ce21" table:number-columns-repeated="2"/>
          <table:table-cell table:number-columns-repeated="5"/>
          <table:table-cell table:style-name="ce28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28"/>
          <table:table-cell table:number-columns-repeated="1011"/>
        </table:table-row>
        <table:table-row table:style-name="ro1" table:number-rows-repeated="30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12" table:default-cell-style-name="ce3"/>
        <table:table-column table:style-name="co13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29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9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27"/>
          <table:table-cell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dziesiątej Marca. / (1) Księ, Wiek : 8,9. </text:p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odległość między ziemią a księżycem, to wynosi około trzysta osiemdziesiąt tysięcy (380,000) kilometrów. &lt;2&gt; Długość, w której mogą być zawarte 30 ziemsk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3">
            <text:p>3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Nie w lokacji obok schodów. &lt;2&gt; W pobliżu wystającego. &lt;3&gt; Przed chaty, człobiek kopnie piłkę na ścianie. Ten fakt może być związane z pozycji Kuro-a. (2) Mike. Na ścianie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4">
            <text:p>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1T10:51:19.11">
            <text:p>0411</text:p>
          </table:table-cell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عاشر من شهر أبريل. \ الثامن من شهر رمضان.</text:p>
            <text:p>المعرفه. / المادة الرابعة. / تعريف. <text:s/>/ الأشخاص. / الحماية.</text:p>
            <text:p>al-maada[article / al-raabiAU[cztery / taAriyf[definicja / al-ashxaas^u[oso`b / al-h^imaaya[ochrona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">
            <text:p>5</text:p>
          </table:table-cell>
          <table:table-cell table:style-name="ce5" table:formula="of:=[.B4]+1" office:value-type="float" office:value="3">
            <text:p>3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(4/10). (1) 춘분(4/5), 제 여섯 날. &lt;2&gt; 차후, 제 하나 날. &lt;3&gt; 칠십이후, 일본. `鴻雁北` (기러기(雁)가 북쪽으로 건너간다.) / [역사] (1) &lt;1919&gt;. 멕시코. 사파타, 암살. (2) &lt;1928 : 일본&gt; 일본노동조합평의회에게 해산 명령. (3) &lt;1919 : 조선&gt; 명칭 `대한민국`. 임시의정원(臨時議政院)에서 결정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작곡, 연습 &lt;1&gt; `夕夏里` 와 같은 멜로디, 작곡했다. / 샤크 : (1) 하나 구멍에서 3개의 음정(音程)을 낸다.</text:p>
          </table:table-cell>
          <table:covered-table-cell table:number-columns-repeated="2" table:style-name="ce21"/>
          <table:table-cell table:style-name="ce3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7">
            <text:p>7</text:p>
          </table:table-cell>
          <table:table-cell table:style-name="ce5"/>
          <table:table-cell table:style-name="ce7" office:value-type="date" office:date-value="2022-04-12T11:53:22.800001">
            <text:p>041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jedenastej marca. / [Księ] (1) Wiek : 9,9. / </text:p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8">
            <text:p>8</text:p>
          </table:table-cell>
          <table:table-cell table:style-name="ce5"/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Wiechlina roczna (Po japońsku, スズメノカタビラ, suzume-no-katabira). <text:s text:c="2"/>&lt;1&gt; Rodzina, to jest wieclinowatym (łać. Poaceae, イネ科). &lt;2&gt; Rodzaj, to jest wiechliną (łać. Poa, イチゴツナギ属). &lt;3&gt; Gatunek : wiechlina roczna (P. annua, スズメノカタビラ). Albo, jak nazwa ludowa, `pajędza`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9">
            <text:p>9</text:p>
          </table:table-cell>
          <table:table-cell table:style-name="ce5" table:formula="of:=[.B8]+1" office:value-type="float" office:value="1">
            <text:p>1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Kuro. &lt;1&gt; Była na korzeniu drzewa, który jest tuż obok schodów. (2) toczenie się, Mike zaczyna płakać, chwycę ją, biegną do ściany, umieściłem ją na ścianie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10">
            <text:p>10</text:p>
          </table:table-cell>
          <table:table-cell table:style-name="ce5"/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حادي عشر من شهر أبريل. \ التاسع من شهر رمضان.</text:p>
            <text:p>المادة اثنين. / الصراع المسلح / لا يتعرف عليه / يتم تطبيقه.</text:p>
            <text:p>al-s^irU[conflict / al-musalah^u[zbrojna // la / yataArafu[recognize / AAlayhi[on-it // yatimu[? / tat^biyqu[applied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1">
            <text:p>11</text:p>
          </table:table-cell>
          <table:table-cell table:style-name="ce5" table:formula="of:=[.B10]+1" office:value-type="float" office:value="2">
            <text:p>2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11). (1) 쳥명(4/5), 제 일곱(7) 날. &lt;2&gt; 차후, 제 둘 날. &lt;3&gt; 칠십이후, 중국 : 田鼠化為鴽(중국어 발음 : tian2shu3hua4wei2ru2. 의미는 : 애급쥐(일본어 : クマネズミ)가 메추라기로 변화한다) / [역사] (1) &lt;1919&gt; 상하이에서 임시정부 수립.</text:p>
          </table:table-cell>
          <table:covered-table-cell table:number-columns-repeated="2" table:style-name="ce21"/>
          <table:table-cell table:style-name="ce34"/>
          <table:table-cell table:style-name="ce35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주 방법. &lt;1&gt; 부는 때의 입의 형태. &lt;2&gt; 지금까지 보다 더 작은 크기가 적절한 것일지도 모른다. / 샤크 : &lt;1&gt; 다시, 각 구멍에 대해, 3단계의 소리를 냈다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">
            <text:p>13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4-13T09:02:51.65">
            <text:p>0413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wunastej marca. / [Księ] (1) wiek : 10,9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14">
            <text:p>14</text:p>
          </table:table-cell>
          <table:table-cell table:style-name="ce5" table:formula="of:=[.B14]+1" office:value-type="float" office:value="2">
            <text:p>2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Arktur. &lt;1&gt; Przez tradycyjną chińską astrologię, nazwa jest "大角" (znaczenie : duży róg). &lt;2&gt; Przez starożytną grecką astrologię, ten gwiazd jest w gwiazdozbiorze Wolarza. (2) W niebie, są cztery gwiazdy, których wielkości obserwowanych są w negatywnym. &lt;2&gt; Arktur jest jedna z nich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ثاني عشر من شهر أبريل. \ العاشر من شهر رمضان.</text:p>
          </table:table-cell>
          <table:covered-table-cell table:number-columns-repeated="2" table:style-name="ce21"/>
          <table:table-cell table:style-name="ce25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4">
            <text:p>4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 / الصراع / شخصية / دولي</text:p>
            <text:p>al-s^irU[conflict / shaxs^iya[character / duwaliyu[mie_dzynarodowa</text:p>
          </table:table-cell>
          <table:covered-table-cell table:number-columns-repeated="2" table:style-name="ce21"/>
          <table:table-cell table:style-name="ce22" office:value-type="string">
            <text:p><text:a xlink:href="https://ihl-databases.icrc.org/applic/ihl/ihl.nsf/Article.xsp?action=openDocument&amp;documentId=A4E145A2A7A68875C12563CD0051B9AE">https://ihl-databases.icrc.org/applic/ihl/ihl.nsf/Article.xsp?action=openDocument&amp;documentId=A4E145A2A7A68875C12563CD0051B9AE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12). (1) 쳥명(4/5), 제 여덟(8) 날. &lt;2&gt; 차후(次候), 제 셋 날. (2) 서력 2022년(올해). &lt;1&gt; 간지는 임인(壬寅. 일본어 발음 : 진-인 じんいん). &lt;2&gt; 리 간지 중, `임(壬)`. 천간(天干) 중에서는 아홉 째. &lt;3&gt; 오행에서는, 수(水). 음양는, 양(陽). &lt;4&gt; `妊(임)` 의 글자에 통한다. &lt;5&gt; 식물 내부에서 씨가 태어난 상태를 가리켜서 말하는 글자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8">
            <text:p>18</text:p>
          </table:table-cell>
          <table:table-cell table:style-name="ce5" table:formula="of:=[.B17]+1" office:value-type="float" office:value="5">
            <text:p>5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1638 : 일본&gt; 하라성(原城) 낙성(落城). 시마바라의 난(일본 : 島原の乱) 종결. (2) &lt;1961 : 소련&gt; 유리 가가린(러시아어 : Ю́рий Алексе́евич Гага́рин). 보스토크 1호로 우쥬 비행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19">
            <text:p>1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새로운 입 형태로 불었다. &lt;1&gt; 입술 및 그 주위의 근육이 지치지 않다. &lt;2&gt; 피로를 느낄 만큼에 힘을 들어가는 것, 하지 않다. / &lt;3&gt; 아랫 입술과 그 부근의 근육. 얼마도 안된 정도의 긴장. 그러한 정도의 긴장만으로 소리가 바뀐다. 소리가 나오는 여부, 바뀐다. / [샤크] (1) 연습. 하나의 구멍에서 3단계의 음정을 낸다. (2) 어제는 그 3개의 각 음정들을 자르지 않고, 슬러로 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0">
            <text:p>20</text:p>
          </table:table-cell>
          <table:table-cell table:style-name="ce5" table:formula="of:=[.B20]+1" office:value-type="float" office:value="0">
            <text:p>エラー:509</text:p>
          </table:table-cell>
          <table:table-cell table:style-name="ce7" office:value-type="date" office:date-value="2022-04-14T09:23:27.25">
            <text:p>0414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trzynastej marca. (1) Księ, wiek : 11,9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ربعاء، الثالث عشر من شهر أبريل. \ الحادي عشر من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 / المادة الخامس / الانتقاص / الفقرة الثالثة / حق المحاكمة</text:p>
            <text:p>al-intiqaas^u[derogation.e / al-faqra[paragraph / h^aq[right / al-muh^aakamat-i[trial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3F78F96145A77442C12563CD0051B9F0">https://ihl-databases.icrc.org/applic/ihl/ihl.nsf/Article.xsp?action=openDocument&amp;documentId=3F78F96145A77442C12563CD0051B9F0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2">
          <table:table-cell table:style-name="ce2" table:formula="of:=ROW()-1" office:value-type="float" office:value="23">
            <text:p>23</text:p>
          </table:table-cell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Spica (chiński, 角宿一)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24">
            <text:p>2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(4/13). (1) 쳥명(4/5), 제 아홉(9) 날. (2) 차후(4/10~), 제 넷 날. (3) 간지, 임인(壬寅). &lt;1&gt; `寅` 는 셋 째의 지지(地支). 오행, 목(木). 음양, 양(陽). &lt;2&gt; 호랑이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 table:formula="of:=ROW()-1" office:value-type="float" office:value="25">
            <text:p>2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31" office:value-type="string" table:number-columns-spanned="3" table:number-rows-spanned="1">
            <text:p>[역사] (1) &lt;1919 : 영속(英属) 인도&gt; 암리차르 사건(영어 : Amritsar / 힌디어 : जलियाँवाला बाग हत्याकांड jaliyaanvaala baag hatyaakaand^, 자리안바라 정원의 학살). &lt;1&gt; 인도 국민회의 쪽 주장 : 약 1천명 사망. (2) &lt;1941 : 모스크바&gt; 일소중립조약(日ソ中立条約) 을 체결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26">
            <text:p>26</text:p>
          </table:table-cell>
          <table:table-cell table:style-name="ce5" table:formula="of:=[.B26]+1" office:value-type="float" office:value="0">
            <text:p>エラー:509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najpierw, tylko Kuro. (2) Poszedłem do zachodniej działce. Mike była. (3) Po jedzenie, Kuro, a potem Mike zeszła na ziemię. (4) A potem, Mike spogląda(glance.e) na ulicę, a potem, porusza się(move.e) do tyłu. &lt;1&gt; Tam, przychodzi Don. (5) Wspina się na ścianie. Daję mu jedzenie. (6) A potem, Kuro pozostaje(stay.e) ode mnie. &lt;1&gt; Po chwilę, zbliża się(approach.e) do mnie znowu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エラー:509</text:p>
          </table:table-cell>
          <table:table-cell table:style-name="ce7" office:value-type="date" office:date-value="2022-04-15T11:15:04.47">
            <text:p>0415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czternastej marca(14, 4). (1) księ, wiek : 12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خميس، الرابع عشر من شهر أبريل \ الثاني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エラー:509</text:p>
          </table:table-cell>
          <table:table-cell table:style-name="ce7"/>
          <table:table-cell table:style-name="ce10" office:value-type="string">
            <text:p>a-2</text:p>
          </table:table-cell>
          <table:table-cell table:style-name="ce19" office:value-type="string" table:number-columns-spanned="3" table:number-rows-spanned="1">
            <text:p>المعرفه. / المادة السادسة / بداية / نهاية / الحماية</text:p>
            <text:p>al-maArifu / al-maada / al-saadisa[szes`c` / bidaaya[pocza_tek / nihaaya[koniec.pl / al-h^imaaya[ochrona.</text:p>
            <text:p>n: arttykul` siedem.</text:p>
          </table:table-cell>
          <table:covered-table-cell table:number-columns-repeated="2" table:style-name="ce21"/>
          <table:table-cell table:style-name="ce23" office:value-type="string">
            <text:p><text:a xlink:href="https://ihl-databases.icrc.org/applic/ihl/ihl.nsf/Article.xsp?action=openDocument&amp;documentId=46C5654579157937C12563CD0051BA0C">https://ihl-databases.icrc.org/applic/ihl/ihl.nsf/Article.xsp?action=openDocument&amp;documentId=46C5654579157937C12563CD0051BA0C</text:a> </text:p>
          </table:table-cell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30">
            <text:p>3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[wiedza] (1) Arktur. &lt;1&gt; po chiński, 大角星(gwiazd dużego rogu). &lt;2&gt; Konstelacja : 大角(duży róg). &lt;3&gt; Stacja księżycowa : 亢宿(Chińska wymowa : gang1xiu4, znaczyjąc `szyja`) (2) Spica &lt;1&gt; po Chińsku, 角宿一(wymowa : jiao3xiu4yi1). &lt;2&gt; Stacja : 角宿(jiao3xiu, znaczyąc `róg`). &lt;3&gt; Konstellacja : Róg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1">
            <text:p>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(4/14). (1) 쳥명(4/5), 제 열(10) 날. (2) 차후(4/10-), 제 다섯(5) <text:s/>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2">
            <text:p>2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소리를 낼 연습. &lt;1&gt; 갑 소리, 구멍 5에서 0까지. / 샤크 : &lt;1&gt; 각 구멍. `上げ` 와 `下げ` 를 연습. 3개가 아니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3">
            <text:p>3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Koty : (1) Padał. &lt;1&gt; obaj wewnątrz ogrodzenia. &lt;2&gt; najpierw, dałem jedzenie do Mike'a. (2) Podczas otwierania paczki, patrzę w ogrodzenie. Kuro nie była tam. &lt;1&gt; Myślałem, że Kuro mogłaby iść do miejsca Mike'a. &lt;2&gt; Ona nie tam także. &lt;3&gt; a potem, zauważyłem, że ona wychodzi z ogrodzenia wystającego. (3) Umieściłem parasol nad Kuro. &lt;1&gt; Po jedzenie, Kuro zszedła na ziemię. Toczenie się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4">
            <text:p>4</text:p>
          </table:table-cell>
          <table:table-cell table:style-name="ce7" office:value-type="date" office:date-value="2022-04-17T13:16:27.61">
            <text:p>0417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Sobota, szesnastej marca. (16/4/2022) / Księ : Wiek : 14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5">
            <text:p>35</text:p>
          </table:table-cell>
          <table:table-cell table:style-name="ce5" table:formula="of:=[.B35]+1" office:value-type="float" office:value="5">
            <text:p>5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سبت، السادس عشر من شهر أبريل. \ الرابع شعر من رمضان.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36">
            <text:p>36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na ścianie. (2) Złapę Mike'a z ściany, trzymam ją, daję jej masaż na plecach, włożyłem ją na ściani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토요일(4/16). (1) 쳥명(4/5), 제 열둘(12) 날. (2) 말후(4/15-), 제 둘 날. (3) 음녁(陰暦) 3월, 弥生(일본어 : やよい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[역사] (1) &lt;서력 1917 : 러시아&gt; 레닌(Ле́нин) 이 러시아 페트로그라드로 돌아가기. 스위스에서. (2) &lt;서력 1929 : 일본&gt; 인본공산당의 사람들을 검거. (3) &lt;서력 2014 : 대한민국&gt; 여객선 세월호 침몰. &lt;1&gt; 사망 299 명, 실종 5 명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0">
            <text:p>エラー:509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시노 : (1) 연습. 근육 움직. &lt;1&gt; 의식을 특히 아랫 입술에 집중한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0">
            <text:p>エラー:509</text:p>
          </table:table-cell>
          <table:table-cell table:style-name="ce7" office:value-type="date" office:date-value="2022-04-18T14:31:13.17">
            <text:p>0418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Niedziele, siedemnastej marca. (17/4/2022) / Księ, wiek : 15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أحد، السابع عشر من شهر أبريل. \ الخامس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Obaj wewnątrz ogrodzenia. (2) Kuro. Dałem ją paczkę. Na chwilę pochyliła jej głowę nad jedzeniem. A potem idzie do rogu. Nie je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일요일 (4/17). (1) 쳥명(4/5), 제 열셋(13) 날. (2) 말후(4/15-), 제 셋 날. (3) 음력 3월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44">
            <text:p>44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대갑 소리. 구멍 2 와 3. &lt;1&gt; 다시 새로운 입술 형태를 발견. &lt;2&gt; 아랫 입술을 피리 본체에 딱 붙인다. &lt;3&gt; 윗입술은 중심으로 맞춘다. 흐르는 공기를 누른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 office:value-type="date" office:date-value="2022-04-19T14:11:43.88">
            <text:p>0419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poniedziałek, osiemnastej marca. (18/4/2022) / (1) Księ, wiek : 16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اثنين، الثامن عشر من شهر أبريل \ السادس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47">
            <text:p>47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Padał. &lt;1&gt; obaj nie w miejscu kryjówki za ścianią jedzenia. (2) Poszedłem na zachodny działce. Nie tam także. (3) Po chwilę, jednak, Mike przychodziła. (4) Wróciłem do parku. &lt;1&gt; najpierw, dałem Mike'owi jedzenie przez ogrodzenie. &lt;2&gt; Mike nie przychodzi. Deszcz spada w tej lokalizacji, pomimo ogrodzenia. (5) jak dla Kuro'a, ona nie nawet próbuje przyjść. (6) Myśl przychodzi do mojej głowy. &lt;1&gt; Poruszę do drogi dla pieszych, która jest na południowej stronie kryjówki. &lt;2&gt; Tam, gdzie Kuro jest, dałem Kuro'owi jedzenie. &lt;3&gt; Mike przychodzi także. Dałem jej też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48">
            <text:p>48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월요일 (4/18). (1) 쳥명(4/5), 제 열넷 날. (2) 말후(4/15-), 제 넷(4)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2">
            <text:p>2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Msombuluko[poniedzial`ek / ayisishiyagalombili[osiem / eziyishumi[dziesia_t / eleshumi[dziesia_ty / UMbasa[kwiecien`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3">
            <text:p>3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하나 소리에서 다른 소리로 옮겨갈 때, 그 다른 소리가 매끄럽게 나오는 것에 뜻을 배려했다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4">
            <text:p>4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반둥 회의 개최. 인도네시아 반둥에서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2">
            <text:p>5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4-20T12:31:07.809999">
            <text:p>0420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wtorek, dziewiętnastej marca. (19/4) (1) Księ, wiek : 17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ثلاثاء، التاسع عشر من شهر أبريل \ السابع عشر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화요일 (4/19). (1) 쳥명(4/5), 제 열다섯(15) 날. (2) 말후(4/15-), 제 다섯(5)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Kuro. &lt;1&gt; Była w miejscu, w pobliżu schodów. &lt;2&gt; Wyszedła z ogrodzenia budynku siłowny. Toczenie się. (3) wkrótce, Mike zaczyna płakać. &lt;1&gt; Chwytam ją, podbiegam do ściany jedzeni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&lt;1&gt; 대갑 소리. 구멍 4 와 3. (2) 구멍 3에 관해. 다시 입술의 새로운 형태를 발견했다. &lt;1&gt; 구멍 4 때 사용하는 형태과 같다. &lt;2&gt; 단, 입술의 움츠리는(すぼめる) 정도, 방향이 다르다. &lt;3&gt; 위상기하(位相幾何)의 관점에서는 같다. <text:s/>/ [샤쿠] (1) 연습 없음. &lt;1&gt; 원래, 치과 의사에 갈 여정이었다. &lt;2&gt; 평상의 시간 배분법으로는 연습은 할 수 없었다. 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57">
            <text:p>5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p-3</text:p>
          </table:table-cell>
          <table:table-cell table:style-name="ce19" office:value-type="string" table:number-columns-spanned="3" table:number-rows-spanned="1">
            <text:p>[astronomia] (1) Arktur. &lt;1&gt; Przesunięcie ku czerwieni : -1,7E-5, tzn, zbliża się do ziemi. (2) Syriusz &lt;1&gt; Przesunięcie : -1,8E-5. (3) Rozmiar kątowy. &lt;1&gt; Arktur : 21,0E-3 (4) Wiek : &lt;1&gt; Syriusz (天狼星) : A : 2,25-2,50E+7 (10 mill) &lt;2&gt; Arktur (chiński : 大角星) : 7.1E+9 (bil)</text:p>
          </table:table-cell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2">
            <text:p>2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&lt;1910&gt; 하타 사하치로어(일본인 : 秦佐八郎) 와 파울 에를리히(독일인) 가 살발산(인본어 : サルバルサン) 을 발견. (2) &lt;1960:대한민국&gt; 4-19 혁명. 시위 시작. (3) &lt;1943:폴란드&gt; 바르샤바 게토 봉기(蜂起) 시작. (4) &lt;1810:베네수엘라&gt; 독립선언의 날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59">
            <text:p>59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4-21T12:12:42.249999">
            <text:p>0421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środa, dwunastej marca (20/4) / Księ : wiek, to jest 18,9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0">
            <text:p>エラー:509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الأربعاء، العشرين(٢٠) من أبريل \ الثامن عشر (١٨) من شهر رمضان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0">
            <text:p>エラー:509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수요일 (4/20). (1) 곡우(穀雨, 4/20), 제 하나 날. (2) 칠십이후(七十二候), 초후(4/20~). &lt;1&gt; 일본, `葭始生`. (갈대[葭. 발음 : 여시] 가 싹트기 시작한다)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0">
            <text:p>エラー:509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thathu[s`roda / amashumi[kilkadziesia_t amabili[dwa / isimo[sytuacja sezulu[pogoda / imvula[deszcz / kusihlwa[wieczorem;저녁에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0">
            <text:p>エラー:509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Padał. (2) Kuro. &lt;1&gt; Na ścianie, na środku między schodami a ogrodzeniem wystającym. &lt;2&gt; Przychodziła do miejsca jedzenia. Patrzy na mnie. &lt;3&gt; Chwyciłem ją i trzymam w moich ramionach. (3) Mike. Nie zeszła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0">
            <text:p>エラー:509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대갑 소리, 구멍 4. &lt;1&gt; 힘을 입술에 들어가지 않아도, 소리가 난다. <text:s/>(2) 대갑, 구멍 5. &lt;1&gt; 이 구멍도 힘을 들어가지 않아도, 숨을 불면, 곧 소리가 났다. / 샤쿠 : (1) 연습. 각 구멍, 소리 내기. (2) 작곡. 간단한 멜로디. (3) 연습. 갑소리 내기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65">
            <text:p>65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[astronomia] (1) Syriusz. &lt;1&gt; Wiek, to jest około 250 millionów lat. &lt;2&gt; W tabele stratygraficzną, 250 mil lat temu, to jest triasem. &lt;2&gt; W tabele stratygraficzną, 250 mil lat temu, to jest triasem, które jest po Permu.</text:p>
          </table:table-cell>
          <table:covered-table-cell table:number-columns-repeated="2" table:style-name="ce21"/>
          <table:table-cell table:style-name="ce23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6">
            <text:p>6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(1) &lt;1914 셔력 : 미국&gt; 루드로 학살. 콜로라도주에서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2">
            <text:p>2</text:p>
          </table:table-cell>
          <table:table-cell table:style-name="ce7" office:value-type="date" office:date-value="2022-04-22T14:48:53.93">
            <text:p>0422</text:p>
          </table:table-cell>
          <table:table-cell table:style-name="ce10" office:value-type="string">
            <text:p>p-1</text:p>
          </table:table-cell>
          <table:table-cell table:style-name="ce19" office:value-type="string" table:number-columns-spanned="3" table:number-rows-spanned="1">
            <text:p>Czwartek, dwadzieści pierwszej kwiecień. / Wiek księżycy, to jest 19,9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3">
            <text:p>3</text:p>
          </table:table-cell>
          <table:table-cell table:style-name="ce7"/>
          <table:table-cell table:style-name="ce10" office:value-type="string">
            <text:p>a-1</text:p>
          </table:table-cell>
          <table:table-cell table:style-name="ce19" office:value-type="string" table:number-columns-spanned="3" table:number-rows-spanned="1">
            <text:p>يوم الخميس، الحادي عشرين من شهر أبريل. \ التاسع عشر من شهر رمضان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69">
            <text:p>6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1</text:p>
          </table:table-cell>
          <table:table-cell table:style-name="ce19" office:value-type="string" table:number-columns-spanned="3" table:number-rows-spanned="1">
            <text:p>목요일 (4/21). (1) 곡우(4/20), 제 둘 날. (2) 초후, 제 둘 날. (3) 칠십이후 : 중국 : 萍始生 (발음 : 빙-시-셩) &lt;1&gt; 개구리밥(萍) 이 싹을 내기 시작한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2">
            <text:p>2</text:p>
          </table:table-cell>
          <table:table-cell table:style-name="ce7"/>
          <table:table-cell table:style-name="ce10" office:value-type="string">
            <text:p>z-1</text:p>
          </table:table-cell>
          <table:table-cell table:style-name="ce19" office:value-type="string" table:number-columns-spanned="3" table:number-rows-spanned="1">
            <text:p>ULwesine[czwartek / amashumi amabili[dwadzies`cia / nanye[jeden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71">
            <text:p>71</text:p>
          </table:table-cell>
          <table:table-cell table:style-name="ce5" table:formula="of:=[.B71]+1" office:value-type="float" office:value="3">
            <text:p>3</text:p>
          </table:table-cell>
          <table:table-cell table:style-name="ce7"/>
          <table:table-cell table:style-name="ce10" office:value-type="string">
            <text:p>p-2</text:p>
          </table:table-cell>
          <table:table-cell table:style-name="ce19" office:value-type="string" table:number-columns-spanned="3" table:number-rows-spanned="1">
            <text:p>Koty : (1) trochę padał. &lt;1&gt; jednak, Kuro była na ścianie środkowej. &lt;2&gt; Włożyłem parasol na ścianie jedzenia. &lt;3&gt; Kuro je jedzenie pacztkowej. (2) Po jedzeniu, Kuro wchodzi na ziemię. &lt;1&gt; Masaż, toczenie się. &lt;2&gt; A potem, włożyłem ją znowu na ścianie, pod parasolem. &lt;3&gt; Kuro je jedzenie, które dałem Mike'owi. (3) Mike. Wyszła jeden razem. &lt;1&gt; Wchodzi do przestrzeni parasolu. &lt;2&gt; Jednak, wychodzi wkrótce. &lt;3&gt; <text:s/>Idzie wewnątrz ogrodzenia. &lt;4&gt; Nie płacza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4">
            <text:p>4</text:p>
          </table:table-cell>
          <table:table-cell table:style-name="ce7"/>
          <table:table-cell table:style-name="ce10" office:value-type="string">
            <text:p>k-2</text:p>
          </table:table-cell>
          <table:table-cell table:style-name="ce19" office:value-type="string" table:number-columns-spanned="3" table:number-rows-spanned="1">
            <text:p>시노 : (1) 연습. 갑 소리. &lt;1&gt; 부는 때, 지금까지는, 비리의 소리와 동시에 다른 소리, 잡음, 뭔가 스치는 것 같은 소리가 난다. (2) 어제는, 이 잡음이 나지 않도록 하면서 부는 연습. &lt;1&gt; 방법 : 윗입술. 윗입술의 씌운는 정도, 위치. 그들 지표에 따라, 잡음의 &lt;1&gt; 나오는지 나오지 않는지, &lt;2&gt; 잡음이 나오는 대소(大小), &lt;3&gt; 잡음의 음색이, 달라 온다.</text:p>
          </table:table-cell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73">
            <text:p>7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 office:value-type="string">
            <text:p>k-3</text:p>
          </table:table-cell>
          <table:table-cell table:style-name="ce19" office:value-type="string" table:number-columns-spanned="3" table:number-rows-spanned="1">
            <text:p>[역사] &lt;878 서력 : 일본&gt; 원경의 난(일본어 : 元慶の乱. 발음 : 간-겨오-노-란) 시작 (元慶8년 3월 15일). &lt;1&gt; 이후(일본어 : 夷俘) 들이 아키타성(일본어 : 秋田城) 을 공격.</text:p>
          </table:table-cell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4">
            <text:p>4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6">
            <text:p>6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0">
            <text:p>8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1">
            <text:p>8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3">
            <text:p>83</text:p>
          </table:table-cell>
          <table:table-cell table:style-name="ce5" table:formula="of:=[.B83]+1" office:value-type="float" office:value="0">
            <text:p>エラー:509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4">
            <text:p>84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6">
            <text:p>8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0">
            <text:p>90</text:p>
          </table:table-cell>
          <table:table-cell table:style-name="ce5" table:formula="of:=[.B90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6">
            <text:p>6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3">
            <text:p>9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6">
            <text:p>96</text:p>
          </table:table-cell>
          <table:table-cell table:style-name="ce5" table:formula="of:=[.B96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6">
            <text:p>6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7">
            <text:p>7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8">
            <text:p>8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1">
            <text:p>10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3">
            <text:p>103</text:p>
          </table:table-cell>
          <table:table-cell table:style-name="ce5" table:formula="of:=[.B103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4">
            <text:p>104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2">
            <text:p>2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2"/>
          <table:table-cell table:style-name="Default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3">
            <text:p>3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7">
            <text:p>107</text:p>
          </table:table-cell>
          <table:table-cell table:style-name="ce5" table:formula="of:=[.B104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8">
            <text:p>108</text:p>
          </table:table-cell>
          <table:table-cell table:style-name="ce5" table:formula="of:=[.B108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6">
            <text:p>6</text:p>
          </table:table-cell>
          <table:table-cell table:style-name="ce7"/>
          <table:table-cell table:style-name="ce10"/>
          <table:table-cell table:style-name="ce32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1">
            <text:p>11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2">
            <text:p>1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3">
            <text:p>113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0"/>
          <table:table-cell table:style-name="ce15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3">
            <text:p>3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4">
            <text:p>4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5">
            <text:p>5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8">
            <text:p>11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2">
            <text:p>122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5">
            <text:p>125</text:p>
          </table:table-cell>
          <table:table-cell table:style-name="ce5" table:formula="of:=[.B125]+1" office:value-type="float" office:value="0">
            <text:p>エラー:509</text:p>
          </table:table-cell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6">
            <text:p>12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7">
            <text:p>12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8">
            <text:p>12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29">
            <text:p>12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0">
            <text:p>13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1">
            <text:p>13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2">
            <text:p>13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3">
            <text:p>13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4">
            <text:p>13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5">
            <text:p>13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6">
            <text:p>13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7">
            <text:p>13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8">
            <text:p>13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39">
            <text:p>13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4" table:number-rows-spanned="1"/>
          <table:covered-table-cell table:number-columns-repeated="2" table:style-name="ce21"/>
          <table:covered-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0">
            <text:p>14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1">
            <text:p>14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2">
            <text:p>14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3">
            <text:p>14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4">
            <text:p>14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5">
            <text:p>14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6">
            <text:p>14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7">
            <text:p>14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8">
            <text:p>14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49">
            <text:p>14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7">
            <text:p>17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8">
            <text:p>17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79">
            <text:p>17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0">
            <text:p>18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1">
            <text:p>181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2">
            <text:p>182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3">
            <text:p>183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4">
            <text:p>184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5">
            <text:p>185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6">
            <text:p>186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7">
            <text:p>187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8">
            <text:p>188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89">
            <text:p>189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90">
            <text:p>190</text:p>
          </table:table-cell>
          <table:table-cell table:style-name="ce5"/>
          <table:table-cell table:style-name="ce7"/>
          <table:table-cell table:style-name="ce10"/>
          <table:table-cell table:style-name="ce19" table:number-columns-spanned="3" table:number-rows-spanned="1"/>
          <table:covered-table-cell table:number-columns-repeated="2" table:style-name="ce21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 office:value-type="string">
            <text:p>*</text:p>
          </table:table-cell>
          <table:table-cell table:number-columns-repeated="1010"/>
        </table:table-row>
        <table:table-row table:style-name="ro2" table:number-rows-repeated="7">
          <table:table-cell table:style-name="ce2"/>
          <table:table-cell table:style-name="ce5"/>
          <table:table-cell table:style-name="ce7"/>
          <table:table-cell table:style-name="ce10"/>
          <table:table-cell table:style-name="ce19"/>
          <table:table-cell table:style-name="ce21" table:number-columns-repeated="2"/>
          <table:table-cell table:style-name="ce23"/>
          <table:table-cell table:style-name="ce24"/>
          <table:table-cell table:style-name="ce25"/>
          <table:table-cell table:style-name="Default"/>
          <table:table-cell table:style-name="ce26"/>
          <table:table-cell table:style-name="ce28"/>
          <table:table-cell table:style-name="ce8"/>
          <table:table-cell table:number-columns-repeated="1010"/>
        </table:table-row>
        <table:table-row table:style-name="ro1">
          <table:table-cell table:number-columns-repeated="4"/>
          <table:table-cell table:formula="of:=NOW()" office:value-type="date" office:date-value="2022-04-22T15:39:31.86">
            <text:p>2022/4/22 15:39</text:p>
          </table:table-cell>
          <table:table-cell table:number-columns-repeated="7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shortcuts_docs\log_diary-memos.log</text:p>
          </table:table-cell>
          <table:table-cell table:number-columns-repeated="9"/>
          <table:table-cell table:style-name="ce28"/>
          <table:table-cell table:number-columns-repeated="1011"/>
        </table:table-row>
        <table:table-row table:style-name="ro1">
          <table:table-cell table:number-columns-repeated="12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21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26">
          <table:table-cell table:number-columns-repeated="2"/>
          <table:table-cell table:style-name="ce21" office:value-type="string" table:number-columns-spanned="4" table:number-rows-spanned="1">
            <text:p>diary_20220131_122412_R97Y.ods</text:p>
          </table:table-cell>
          <table:covered-table-cell table:number-columns-repeated="3" table:style-name="ce30"/>
          <table:table-cell table:number-columns-repeated="6"/>
          <table:table-cell table:style-name="ce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30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ar&amp;tl=en&amp;op=translate">https://translate.google.co.jp/?hl=ja&amp;sl=ar&amp;tl=en&amp;op=translate</text:a> 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>
          <table:table-cell table:number-columns-repeated="2"/>
          <table:table-cell table:style-name="ce30" office:value-type="string" table:number-columns-spanned="4" table:number-rows-spanned="1">
            <text:p><text:a xlink:href="https://translate.google.co.jp/?hl=ja&amp;sl=en&amp;tl=ar&amp;op=translate">https://translate.google.co.jp/?hl=ja&amp;sl=en&amp;tl=ar&amp;op=translate</text:a> </text:p>
          </table:table-cell>
          <table:covered-table-cell table:number-columns-repeated="3" table:style-name="ce30"/>
          <table:table-cell table:number-columns-repeated="6"/>
          <table:table-cell table:style-name="ce28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28"/>
          <table:table-cell table:number-columns-repeated="1011"/>
        </table:table-row>
        <table:table-row table:style-name="ro1" table:number-rows-repeated="104833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2">2022/04/22</text:date>, <text:time>15:39:3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4-22T15:39:31.04</dc:date>
    <dc:creator>iwabuchi ken</dc:creator>
    <meta:editing-duration>P17DT13H50M7S</meta:editing-duration>
    <meta:editing-cycles>2414</meta:editing-cycles>
    <meta:generator>OpenOffice/4.1.3$Win32 OpenOffice.org_project/413m1$Build-9783</meta:generator>
    <meta:document-statistic meta:table-count="2" meta:cell-count="883" meta:object-count="0"/>
  </office:meta>
</office:document-meta>
</file>